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D000003BC317F93E37A8A8B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184cm" svg:y="2.552cm" svg:width="19.819cm" svg:height="12.958cm" draw:z-index="0"><draw:image xlink:href="Pictures/100000010000077D000003BC317F93E37A8A8B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2:06:02.068392624</meta:creation-date>
    <dc:date>2022-11-05T12:09:14.293349074</dc:date>
    <meta:editing-duration>PT3M1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6.2$Linux_X86_64 LibreOffice_project/30$Build-2</meta:generator>
  </office:meta>
</office:document-meta>
</file>